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11">
      <style:table-cell-properties style:text-align-source="fix" style:repeat-content="false"/>
      <style:paragraph-properties fo:text-align="end" fo:margin-left="0mm"/>
      <style:text-properties style:font-name="DejaVu Sans Mono" fo:font-weight="normal" style:font-weight-asian="normal" style:font-weight-complex="normal"/>
    </style:style>
    <style:style style:name="ce9" style:family="table-cell" style:parent-style-name="Default" style:data-style-name="N111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mm" svg:height="4.74mm" svg:x="67.73mm" svg:y="0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242.04mm" svg:height="162.28mm" svg:x="95.57mm" svg:y="1.58mm">
            <draw:object draw:notify-on-update-of-ranges="Sheet1.D1:Sheet1.D1 Sheet1.D2:Sheet1.D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4"/>
        <table:table-column table:style-name="co2" table:default-cell-style-name="ce9"/>
        <table:table-row table:style-name="ro1">
          <table:table-cell table:style-name="ce1" office:value-type="string" calcext:value-type="string">
            <text:p>Io</text:p>
          </table:table-cell>
          <table:table-cell table:style-name="ce5" office:value-type="string" calcext:value-type="string">
            <text:p>λ</text:p>
          </table:table-cell>
          <table:table-cell table:style-name="ce7" office:value-type="string" calcext:value-type="string">
            <text:p>t</text:p>
          </table:table-cell>
          <table:table-cell table:style-name="ce1" office:value-type="string" calcext:value-type="string">
            <text:p>I</text:p>
          </table:table-cell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style-name="ce6" office:value-type="float" office:value="0.42" calcext:value-type="float">
            <text:p>0.42</text:p>
          </table:table-cell>
          <table:table-cell table:style-name="ce3" office:value-type="float" office:value="0" calcext:value-type="float">
            <text:p>0</text:p>
          </table:table-cell>
          <table:table-cell table:style-name="ce8" table:formula="of:=([.A2]*EXP(-1*[.B2]*[.C2]))" office:value-type="float" office:value="473" calcext:value-type="float">
            <text:p>473.000</text:p>
          </table:table-cell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([.A3]*EXP(-1*[.B3]*[.C3]))" office:value-type="float" office:value="310.783145772522" calcext:value-type="float">
            <text:p>310.78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2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table:formula="of:=[.A4]*(EXP(-1*[.B4]*[.C4]))" office:value-type="float" office:value="204.199077581955" calcext:value-type="float">
            <text:p>204.19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2" calcext:value-type="float">
            <text:p>0.42</text:p>
          </table:table-cell>
          <table:table-cell office:value-type="float" office:value="3" calcext:value-type="float">
            <text:p>3</text:p>
          </table:table-cell>
          <table:table-cell table:formula="of:=[.A5]*(EXP(-1*[.B5]*[.C5]))" office:value-type="float" office:value="134.168354534391" calcext:value-type="float">
            <text:p>134.16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2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table:formula="of:=[.A6]*(EXP(-1*[.B6]*[.C6]))" office:value-type="float" office:value="88.1548906666409" calcext:value-type="float">
            <text:p>88.15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2" calcext:value-type="float">
            <text:p>0.42</text:p>
          </table:table-cell>
          <table:table-cell office:value-type="float" office:value="5" calcext:value-type="float">
            <text:p>5</text:p>
          </table:table-cell>
          <table:table-cell table:formula="of:=[.A7]*(EXP(-1*[.B7]*[.C7]))" office:value-type="float" office:value="57.9218905636604" calcext:value-type="float">
            <text:p>57.92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2" calcext:value-type="float">
            <text:p>0.42</text:p>
          </table:table-cell>
          <table:table-cell office:value-type="float" office:value="6" calcext:value-type="float">
            <text:p>6</text:p>
          </table:table-cell>
          <table:table-cell table:formula="of:=[.A8]*(EXP(-1*[.B8]*[.C8]))" office:value-type="float" office:value="38.0573939925288" calcext:value-type="float">
            <text:p>38.05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2" calcext:value-type="float">
            <text:p>0.42</text:p>
          </table:table-cell>
          <table:table-cell office:value-type="float" office:value="7" calcext:value-type="float">
            <text:p>7</text:p>
          </table:table-cell>
          <table:table-cell table:formula="of:=[.A9]*(EXP(-1*[.B9]*[.C9]))" office:value-type="float" office:value="25.0054896932397" calcext:value-type="float">
            <text:p>25.00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2" calcext:value-type="float">
            <text:p>0.42</text:p>
          </table:table-cell>
          <table:table-cell office:value-type="float" office:value="8" calcext:value-type="float">
            <text:p>8</text:p>
          </table:table-cell>
          <table:table-cell table:formula="of:=[.A10]*(EXP(-1*[.B10]*[.C10]))" office:value-type="float" office:value="16.4297774808613" calcext:value-type="float">
            <text:p>16.43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2" calcext:value-type="float">
            <text:p>0.42</text:p>
          </table:table-cell>
          <table:table-cell office:value-type="float" office:value="9" calcext:value-type="float">
            <text:p>9</text:p>
          </table:table-cell>
          <table:table-cell table:formula="of:=[.A11]*(EXP(-1*[.B11]*[.C11]))" office:value-type="float" office:value="10.795133044069" calcext:value-type="float">
            <text:p>10.79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2" calcext:value-type="float">
            <text:p>0.42</text:p>
          </table:table-cell>
          <table:table-cell office:value-type="float" office:value="10" calcext:value-type="float">
            <text:p>10</text:p>
          </table:table-cell>
          <table:table-cell table:formula="of:=[.A12]*(EXP(-1*[.B12]*[.C12]))" office:value-type="float" office:value="7.09290783608595" calcext:value-type="float">
            <text:p>7.09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2" calcext:value-type="float">
            <text:p>0.42</text:p>
          </table:table-cell>
          <table:table-cell office:value-type="float" office:value="11" calcext:value-type="float">
            <text:p>11</text:p>
          </table:table-cell>
          <table:table-cell table:formula="of:=[.A13]*(EXP(-1*[.B13]*[.C13]))" office:value-type="float" office:value="4.66037253694157" calcext:value-type="float">
            <text:p>4.66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2" calcext:value-type="float">
            <text:p>0.42</text:p>
          </table:table-cell>
          <table:table-cell office:value-type="float" office:value="12" calcext:value-type="float">
            <text:p>12</text:p>
          </table:table-cell>
          <table:table-cell table:formula="of:=[.A14]*(EXP(-1*[.B14]*[.C14]))" office:value-type="float" office:value="3.06208295455089" calcext:value-type="float">
            <text:p>3.06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2" calcext:value-type="float">
            <text:p>0.42</text:p>
          </table:table-cell>
          <table:table-cell office:value-type="float" office:value="13" calcext:value-type="float">
            <text:p>13</text:p>
          </table:table-cell>
          <table:table-cell table:formula="of:=[.A15]*(EXP(-1*[.B15]*[.C15]))" office:value-type="float" office:value="2.01193186729755" calcext:value-type="float">
            <text:p>2.01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2" calcext:value-type="float">
            <text:p>0.42</text:p>
          </table:table-cell>
          <table:table-cell office:value-type="float" office:value="14" calcext:value-type="float">
            <text:p>14</text:p>
          </table:table-cell>
          <table:table-cell table:formula="of:=[.A16]*(EXP(-1*[.B16]*[.C16]))" office:value-type="float" office:value="1.32193343509243" calcext:value-type="float">
            <text:p>1.32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2" calcext:value-type="float">
            <text:p>0.42</text:p>
          </table:table-cell>
          <table:table-cell office:value-type="float" office:value="15" calcext:value-type="float">
            <text:p>15</text:p>
          </table:table-cell>
          <table:table-cell table:formula="of:=[.A17]*(EXP(-1*[.B17]*[.C17]))" office:value-type="float" office:value="0.868572159534673" calcext:value-type="float">
            <text:p>0.86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2" calcext:value-type="float">
            <text:p>0.42</text:p>
          </table:table-cell>
          <table:table-cell office:value-type="float" office:value="16" calcext:value-type="float">
            <text:p>16</text:p>
          </table:table-cell>
          <table:table-cell table:formula="of:=[.A18]*(EXP(-1*[.B18]*[.C18]))" office:value-type="float" office:value="0.570692575202153" calcext:value-type="float">
            <text:p>0.57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2" calcext:value-type="float">
            <text:p>0.42</text:p>
          </table:table-cell>
          <table:table-cell office:value-type="float" office:value="17" calcext:value-type="float">
            <text:p>17</text:p>
          </table:table-cell>
          <table:table-cell table:formula="of:=[.A19]*(EXP(-1*[.B19]*[.C19]))" office:value-type="float" office:value="0.37497174162864" calcext:value-type="float">
            <text:p>0.37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2" calcext:value-type="float">
            <text:p>0.42</text:p>
          </table:table-cell>
          <table:table-cell office:value-type="float" office:value="18" calcext:value-type="float">
            <text:p>18</text:p>
          </table:table-cell>
          <table:table-cell table:formula="of:=[.A20]*(EXP(-1*[.B20]*[.C20]))" office:value-type="float" office:value="0.246373990357611" calcext:value-type="float">
            <text:p>0.24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2" calcext:value-type="float">
            <text:p>0.42</text:p>
          </table:table-cell>
          <table:table-cell office:value-type="float" office:value="19" calcext:value-type="float">
            <text:p>19</text:p>
          </table:table-cell>
          <table:table-cell table:formula="of:=[.A21]*(EXP(-1*[.B21]*[.C21]))" office:value-type="float" office:value="0.161879246849614" calcext:value-type="float">
            <text:p>0.16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2" calcext:value-type="float">
            <text:p>0.42</text:p>
          </table:table-cell>
          <table:table-cell office:value-type="float" office:value="20" calcext:value-type="float">
            <text:p>20</text:p>
          </table:table-cell>
          <table:table-cell table:formula="of:=[.A22]*(EXP(-1*[.B22]*[.C22]))" office:value-type="float" office:value="0.106362244336595" calcext:value-type="float">
            <text:p>0.10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2" calcext:value-type="float">
            <text:p>0.42</text:p>
          </table:table-cell>
          <table:table-cell table:style-name="ce3" office:value-type="float" office:value="21" calcext:value-type="float">
            <text:p>21</text:p>
          </table:table-cell>
          <table:table-cell table:formula="of:=[.A23]*(EXP(-1*[.B23]*[.C23]))" office:value-type="float" office:value="0.0698849743897519" calcext:value-type="float">
            <text:p>0.07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2" calcext:value-type="float">
            <text:p>0.42</text:p>
          </table:table-cell>
          <table:table-cell table:style-name="ce3" office:value-type="float" office:value="22" calcext:value-type="float">
            <text:p>22</text:p>
          </table:table-cell>
          <table:table-cell table:formula="of:=[.A24]*(EXP(-1*[.B24]*[.C24]))" office:value-type="float" office:value="0.0459177001756432" calcext:value-type="float">
            <text:p>0.04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2" calcext:value-type="float">
            <text:p>0.42</text:p>
          </table:table-cell>
          <table:table-cell office:value-type="float" office:value="23" calcext:value-type="float">
            <text:p>23</text:p>
          </table:table-cell>
          <table:table-cell table:formula="of:=[.A25]*(EXP(-1*[.B25]*[.C25]))" office:value-type="float" office:value="0.0301700788736276" calcext:value-type="float">
            <text:p>0.03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2" calcext:value-type="float">
            <text:p>0.42</text:p>
          </table:table-cell>
          <table:table-cell office:value-type="float" office:value="24" calcext:value-type="float">
            <text:p>24</text:p>
          </table:table-cell>
          <table:table-cell table:formula="of:=[.A26]*(EXP(-1*[.B26]*[.C26]))" office:value-type="float" office:value="0.0198231543774865" calcext:value-type="float">
            <text:p>0.02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2" calcext:value-type="float">
            <text:p>0.42</text:p>
          </table:table-cell>
          <table:table-cell office:value-type="float" office:value="25" calcext:value-type="float">
            <text:p>25</text:p>
          </table:table-cell>
          <table:table-cell table:formula="of:=[.A27]*(EXP(-1*[.B27]*[.C27]))" office:value-type="float" office:value="0.0130247405424304" calcext:value-type="float">
            <text:p>0.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2:16:40.625813981</meta:creation-date>
    <dc:date>2019-01-11T13:20:46.552663040</dc:date>
    <meta:editing-duration>PT12M41S</meta:editing-duration>
    <meta:editing-cycles>2</meta:editing-cycles>
    <meta:generator>LibreOffice/6.0.7.3$Linux_X86_64 LibreOffice_project/00m0$Build-3</meta:generator>
    <meta:document-statistic meta:table-count="1" meta:cell-count="108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resolution="10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05cm" svg:height="16.229cm" xlink:href=".." xlink:type="simple" chart:class="chart:line" chart:style-name="ch1">
        <chart:title svg:x="10.603cm" svg:y="0.46cm" chart:style-name="ch2">
          <text:p>Natural Decay</text:p>
        </chart:title>
        <chart:legend chart:legend-position="end" svg:x="22.755cm" svg:y="7.815cm" style:legend-expansion="high" chart:style-name="ch3"/>
        <chart:plot-area chart:style-name="ch4" table:cell-range-address="Sheet1.D1:Sheet1.D27" chart:data-source-has-labels="row" svg:x="1.495cm" svg:y="1.563cm" svg:width="20.776cm" svg:height="13.361cm">
          <chartooo:coordinate-region svg:x="2.963cm" svg:y="1.762cm" svg:width="19.121cm" svg:height="12.515cm"/>
          <chart:axis chart:dimension="x" chart:name="primary-x" chart:style-name="ch5">
            <chart:title svg:x="10.953cm" svg:y="15.248cm" chart:style-name="ch6">
              <text:p>Time (Days)</text:p>
            </chart:title>
          </chart:axis>
          <chart:axis chart:dimension="y" chart:name="primary-y" chart:style-name="ch7">
            <chart:title svg:x="0.451cm" svg:y="9.147cm" chart:style-name="ch8">
              <text:p>Weight (Kg)</text:p>
            </chart:title>
            <chart:grid chart:style-name="ch9" chart:class="major"/>
          </chart:axis>
          <chart:series chart:style-name="ch10" chart:values-cell-range-address="Sheet1.D2:Sheet1.D27" chart:label-cell-address="Sheet1.D1:Sheet1.D1" chart:class="chart:line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3">
                <text:p>473</text:p>
                <draw:g>
                  <svg:desc>Sheet1.D2:Sheet1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0.783145772522">
                <text:p>310.783145772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.199077581955">
                <text:p>204.199077581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.168354534391">
                <text:p>134.1683545343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.1548906666409">
                <text:p>88.1548906666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9218905636604">
                <text:p>57.9218905636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0573939925288">
                <text:p>38.0573939925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0054896932397">
                <text:p>25.00548969323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4297774808613">
                <text:p>16.42977748086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795133044069">
                <text:p>10.7951330440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09290783608595">
                <text:p>7.09290783608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6037253694157">
                <text:p>4.66037253694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6208295455089">
                <text:p>3.062082954550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1193186729755">
                <text:p>2.011931867297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2193343509243">
                <text:p>1.321933435092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68572159534673">
                <text:p>0.8685721595346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70692575202153">
                <text:p>0.570692575202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497174162864">
                <text:p>0.374971741628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6373990357611">
                <text:p>0.246373990357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1879246849614">
                <text:p>0.1618792468496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6362244336595">
                <text:p>0.1063622443365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98849743897519">
                <text:p>0.06988497438975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9177001756432">
                <text:p>0.04591770017564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01700788736276">
                <text:p>0.0301700788736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98231543774865">
                <text:p>0.01982315437748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30247405424304">
                <text:p>0.01302474054243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